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04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5.696cm"/>
    </style:style>
    <style:style style:name="co5" style:family="table-column">
      <style:table-column-properties fo:break-before="auto" style:column-width="19.311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5.786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17.383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6.264cm"/>
    </style:style>
    <style:style style:name="co15" style:family="table-column">
      <style:table-column-properties fo:break-before="auto" style:column-width="2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/>
          <table:table-cell office:value-type="string" calcext:value-type="string">
            <text:p>https://www.futurlec.com/Components_Others/NTC10Kpr.shtm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3, C4, C5, C6, C10, C16, C25, C28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GMK212B7105KG-T/587-1438-1-ND/1004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Device:Q_NMOS_DG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product-detail/en/on-semiconductor/MC7815CDTG/MC7815CDTGOS-ND/14812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NIS5112</text:p>
          </table:table-cell>
          <table:table-cell office:value-type="string" calcext:value-type="string">
            <text:p>bass_amplifier:NIS5112</text:p>
          </table:table-cell>
          <table:table-cell/>
          <table:table-cell office:value-type="string" calcext:value-type="string">
            <text:p>https://www.digikey.ca/product-detail/en/on-semiconductor/NIS5112D2R2G/NIS5112D2R2GOSCT-ND/3487452</text:p>
          </table:table-cell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5, C6, C7, C8, C9, C10, C11, C12, C13, C14, C15, C16, C17, C18, C30, C34, C35, C37, C55, C56, C57, C58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C101JCANNNC/1276-1261-1-ND/3889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4</text:p>
          </table:table-cell>
          <table:table-cell office:value-type="string" calcext:value-type="string">
            <text:p>22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1KCANNNC/1276-2476-1-ND/389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1, C26, C28, C29, C33, C36, C41, C42, C46</text:p>
          </table:table-cell>
          <table:table-cell office:value-type="string" calcext:value-type="string">
            <text:p>10µ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31A106MBHNNNE/1276-6736-1-ND/596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0.1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4KCFSFNE/1276-2923-1-ND/3891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0.22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4KCFSFNE/1276-2949-1-ND/389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2KCANNNC/1276-1169-1-ND/3889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 C31, C32</text:p>
          </table:table-cell>
          <table:table-cell office:value-type="string" calcext:value-type="string">
            <text:p>4.7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472KCANNNC/1276-2524-1-ND/3890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0.047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26/732-12090-1-ND/9346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0</text:p>
          </table:table-cell>
          <table:table-cell office:value-type="string" calcext:value-type="string">
            <text:p>3.3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107017/732-7627-1-ND/5454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60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65C1H362JA01D/490-3318-1-ND/702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, C45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221M5RACTU/399-8039-1-ND/3471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, C48, C53, C54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603KRX7R8BB104/311-1341-1-ND/210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47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BJ476MG-T/587-5465-1-ND/7067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10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BR71A106KA73L/490-10516-1-ND/50264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1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805KKX5R5BB105/311-3417-1-ND/7164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12pr.s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6V2pr.shtm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_amp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udioJack2_X4</text:p>
          </table:table-cell>
          <table:table-cell office:value-type="string" calcext:value-type="string">
            <text:p>bass_amplifier:AudioJack2_X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2_XLR_SW</text:p>
          </table:table-cell>
          <table:table-cell office:value-type="string" calcext:value-type="string">
            <text:p>bass_amplifier:AudioJack2_XLR_SW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MUN2111LT1</text:p>
          </table:table-cell>
          <table:table-cell office:value-type="string" calcext:value-type="string">
            <text:p>Device:Q_PNP_ECB_BRT</text:p>
          </table:table-cell>
          <table:table-cell/>
          <table:table-cell office:value-type="string" calcext:value-type="string">
            <text:p>https://www.digikey.ca/product-detail/en/on-semiconductor/MMUN2111LT1G/MMUN2111LT1GOSCT-ND/11399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https://www.digikey.ca/product-detail/en/diodes-incorporated/MMBT2222A-7-F/MMBT2222A-FDICT-ND/8157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4, R5, R8, R16, R18, R21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1, R1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12, R15, R30, R31, R38, R39, R42, R43, R48, R49, R53, R56, R57, R63, 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3, R24, R27, R28, R35, R46, R47, R50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5, R29, R44, R45, R5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4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40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4, R55, R59, R60, R66, R68, R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8, R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, R72</text:p>
          </table:table-cell>
          <table:table-cell office:value-type="string" calcext:value-type="string">
            <text:p>inf or 4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_SW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ss_amplifier:R_POT_SW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4, 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bass_amplifier:TL074</text:p>
          </table:table-cell>
          <table:table-cell/>
          <table:table-cell office:value-type="string" calcext:value-type="string">
            <text:p>https://www.digikey.ca/product-detail/en/texas-instruments/TL074CDR/296-1283-1-ND/4049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bass_amplifier:TL072</text:p>
          </table:table-cell>
          <table:table-cell/>
          <table:table-cell office:value-type="string" calcext:value-type="string">
            <text:p>https://www.digikey.ca/product-detail/en/stmicroelectronics/TL072CDT/497-2200-1-ND/599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bass_amplifier:Teensy_4.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541</text:p>
          </table:table-cell>
          <table:table-cell office:value-type="string" calcext:value-type="string">
            <text:p>bass_amplifier:MCP6541</text:p>
          </table:table-cell>
          <table:table-cell/>
          <table:table-cell office:value-type="string" calcext:value-type="string">
            <text:p>https://www.digikey.ca/product-detail/en/microchip-technology/MCP6541T-I-SN/MCP6541T-I-SNCT-ND/85380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AUC1G74</text:p>
          </table:table-cell>
          <table:table-cell office:value-type="string" calcext:value-type="string">
            <text:p>bass_amplifier:SN74AUC1G74</text:p>
          </table:table-cell>
          <table:table-cell/>
          <table:table-cell office:value-type="string" calcext:value-type="string">
            <text:p>https://www.digikey.ca/product-detail/en/texas-instruments/SN74AUC1G74DCTR/296-18559-1-ND/8099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bass_amplifier:CS4270</text:p>
          </table:table-cell>
          <table:table-cell/>
          <table:table-cell office:value-type="string" calcext:value-type="string">
            <text:p>https://www.digikey.ca/product-detail/en/cirrus-logic-inc/CS4270-CZZ/598-1040-5-ND/923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00-00-00</text:date>, <text:time style:data-style-name="N2" text:time-value="20:41:04.639049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7:40:18.985441593</meta:creation-date>
    <meta:generator>LibreOffice/6.4.2.2$Linux_X86_64 LibreOffice_project/40$Build-2</meta:generator>
    <dc:date>2020-05-06T20:46:50.143217447</dc:date>
    <meta:editing-duration>PT21H29M30S</meta:editing-duration>
    <meta:editing-cycles>75</meta:editing-cycles>
    <meta:document-statistic meta:table-count="4" meta:cell-count="728" meta:object-count="0"/>
  </office:meta>
</office:document-meta>
</file>